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Middle Square</text:p>
          </table:table-cell>
          <table:table-cell table:number-columns-repeated="4"/>
          <table:table-cell office:value-type="string" calcext:value-type="string">
            <text:p>Monte Carl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office:value-type="string" calcext:value-type="string">
            <text:p>2654, 1000 values</text:p>
          </table:table-cell>
          <table:table-cell office:value-type="float" office:value="417.707" calcext:value-type="float">
            <text:p>417.707</text:p>
          </table:table-cell>
          <table:table-cell office:value-type="float" office:value="9200" calcext:value-type="float">
            <text:p>9200</text:p>
          </table:table-cell>
          <table:table-cell office:value-type="float" office:value="8902.31" calcext:value-type="float">
            <text:p>8902.31</text:p>
          </table:table-cell>
          <table:table-cell office:value-type="string" calcext:value-type="string">
            <text:p>993/1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LCG</text:p>
          </table:table-cell>
          <table:table-cell table:number-columns-repeated="4"/>
          <table:table-cell office:value-type="string" calcext:value-type="string">
            <text:p>Monte Carl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Seed?, 1000 values</text:p>
          </table:table-cell>
          <table:table-cell office:value-type="float" office:value="617313408" calcext:value-type="float">
            <text:p>617313408</text:p>
          </table:table-cell>
          <table:table-cell office:value-type="float" office:value="2145841280" calcext:value-type="float">
            <text:p>2145841280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0/1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Threefry</text:p>
          </table:table-cell>
          <table:table-cell table:number-columns-repeated="4"/>
          <table:table-cell office:value-type="string" calcext:value-type="string">
            <text:p>Monte Carl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2654, 1000 values</text:p>
          </table:table-cell>
          <table:table-cell office:value-type="float" office:value="5.33272705222522E+018" calcext:value-type="float">
            <text:p>5.33272705222522E+018</text:p>
          </table:table-cell>
          <table:table-cell office:value-type="float" office:value="1.84237950670146E+019" calcext:value-type="float">
            <text:p>1.84237950670146E+019</text:p>
          </table:table-cell>
          <table:table-cell office:value-type="float" office:value="7.77" calcext:value-type="float">
            <text:p>7.77</text:p>
          </table:table-cell>
          <table:table-cell office:value-type="string" calcext:value-type="string">
            <text:p>0/1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TIMING TESTS</text:p>
          </table:table-cell>
          <table:table-cell table:style-name="ce2"/>
          <table:table-cell table:style-name="ce3" table:number-columns-repeated="6"/>
          <table:table-cell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Algorithm (Seed:#)</text:p>
          </table:table-cell>
          <table:table-cell table:style-name="ce2" office:value-type="string" calcext:value-type="string">
            <text:p>Number of Values</text:p>
          </table:table-cell>
          <table:table-cell table:style-name="ce2" office:value-type="string" calcext:value-type="string">
            <text:p>Time (seconds) | Serial</text:p>
          </table:table-cell>
          <table:table-cell table:style-name="ce2" office:value-type="string" calcext:value-type="string">
            <text:p>Time | 1 Core</text:p>
          </table:table-cell>
          <table:table-cell table:style-name="ce2" office:value-type="string" calcext:value-type="string">
            <text:p>Time | 2 Cores</text:p>
          </table:table-cell>
          <table:table-cell table:style-name="ce2" office:value-type="string" calcext:value-type="string">
            <text:p>Time| <text:s/>4 Cores</text:p>
          </table:table-cell>
          <table:table-cell table:style-name="ce2" office:value-type="string" calcext:value-type="string">
            <text:p>Time | 8 Cores</text:p>
          </table:table-cell>
          <table:table-cell table:style-name="ce2" office:value-type="string" calcext:value-type="string">
            <text:p>Time | 16 Cores</text:p>
          </table:table-cell>
          <table:table-cell/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4067" calcext:value-type="float">
            <text:p>0.114067</text:p>
          </table:table-cell>
          <table:table-cell office:value-type="float" office:value="0.114777" calcext:value-type="float">
            <text:p>0.114777</text:p>
          </table:table-cell>
          <table:table-cell office:value-type="float" office:value="0.57397" calcext:value-type="float">
            <text:p>0.57397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09326" calcext:value-type="float">
            <text:p>0.009326</text:p>
          </table:table-cell>
          <table:table-cell/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228201" calcext:value-type="float">
            <text:p>0.228201</text:p>
          </table:table-cell>
          <table:table-cell office:value-type="float" office:value="0.230101" calcext:value-type="float">
            <text:p>0.230101</text:p>
          </table:table-cell>
          <table:table-cell office:value-type="float" office:value="0.115552" calcext:value-type="float">
            <text:p>0.115552</text:p>
          </table:table-cell>
          <table:table-cell office:value-type="float" office:value="0.058404" calcext:value-type="float">
            <text:p>0.058404</text:p>
          </table:table-cell>
          <table:table-cell office:value-type="float" office:value="0.032784" calcext:value-type="float">
            <text:p>0.032784</text:p>
          </table:table-cell>
          <table:table-cell office:value-type="float" office:value="0.018344" calcext:value-type="float">
            <text:p>0.018344</text:p>
          </table:table-cell>
          <table:table-cell/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45734" calcext:value-type="float">
            <text:p>0.45734</text:p>
          </table:table-cell>
          <table:table-cell office:value-type="float" office:value="0.460517" calcext:value-type="float">
            <text:p>0.460517</text:p>
          </table:table-cell>
          <table:table-cell office:value-type="float" office:value="0.230881" calcext:value-type="float">
            <text:p>0.230881</text:p>
          </table:table-cell>
          <table:table-cell office:value-type="float" office:value="0.118704" calcext:value-type="float">
            <text:p>0.118704</text:p>
          </table:table-cell>
          <table:table-cell office:value-type="float" office:value="0.065423" calcext:value-type="float">
            <text:p>0.065423</text:p>
          </table:table-cell>
          <table:table-cell office:value-type="float" office:value="0.036446" calcext:value-type="float">
            <text:p>0.036446</text:p>
          </table:table-cell>
          <table:table-cell/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916218" calcext:value-type="float">
            <text:p>0.916218</text:p>
          </table:table-cell>
          <table:table-cell office:value-type="float" office:value="0.921702" calcext:value-type="float">
            <text:p>0.921702</text:p>
          </table:table-cell>
          <table:table-cell office:value-type="float" office:value="0.462099" calcext:value-type="float">
            <text:p>0.462099</text:p>
          </table:table-cell>
          <table:table-cell office:value-type="float" office:value="0.235507" calcext:value-type="float">
            <text:p>0.235507</text:p>
          </table:table-cell>
          <table:table-cell office:value-type="float" office:value="0.130722" calcext:value-type="float">
            <text:p>0.130722</text:p>
          </table:table-cell>
          <table:table-cell office:value-type="float" office:value="0.072519" calcext:value-type="float">
            <text:p>0.072519</text:p>
          </table:table-cell>
          <table:table-cell/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.832923" calcext:value-type="float">
            <text:p>1.832923</text:p>
          </table:table-cell>
          <table:table-cell office:value-type="float" office:value="1.844302" calcext:value-type="float">
            <text:p>1.844302</text:p>
          </table:table-cell>
          <table:table-cell office:value-type="float" office:value="0.924889" calcext:value-type="float">
            <text:p>0.924889</text:p>
          </table:table-cell>
          <table:table-cell office:value-type="float" office:value="0.473106" calcext:value-type="float">
            <text:p>0.473106</text:p>
          </table:table-cell>
          <table:table-cell office:value-type="float" office:value="0.260015" calcext:value-type="float">
            <text:p>0.260015</text:p>
          </table:table-cell>
          <table:table-cell office:value-type="float" office:value="0.144711" calcext:value-type="float">
            <text:p>0.144711</text:p>
          </table:table-cell>
          <table:table-cell/>
        </table:table-row>
        <table:table-row table:style-name="ro1">
          <table:table-cell office:value-type="string" calcext:value-type="string">
            <text:p>MiddleSquare (Seed:123456)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3.661907" calcext:value-type="float">
            <text:p>3.661907</text:p>
          </table:table-cell>
          <table:table-cell office:value-type="float" office:value="3.702238" calcext:value-type="float">
            <text:p>3.702238</text:p>
          </table:table-cell>
          <table:table-cell office:value-type="float" office:value="1.852912" calcext:value-type="float">
            <text:p>1.852912</text:p>
          </table:table-cell>
          <table:table-cell office:value-type="float" office:value="0.95624" calcext:value-type="float">
            <text:p>0.95624</text:p>
          </table:table-cell>
          <table:table-cell office:value-type="float" office:value="0.525244" calcext:value-type="float">
            <text:p>0.525244</text:p>
          </table:table-cell>
          <table:table-cell office:value-type="float" office:value="0.289519" calcext:value-type="float">
            <text:p>0.289519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" office:value-type="string" calcext:value-type="string">
            <text:p>Algorithm (Seed:#)</text:p>
          </table:table-cell>
          <table:table-cell table:style-name="ce2" office:value-type="string" calcext:value-type="string">
            <text:p>Number of Values</text:p>
          </table:table-cell>
          <table:table-cell table:style-name="ce2" office:value-type="string" calcext:value-type="string">
            <text:p>Time (seconds) | Serial</text:p>
          </table:table-cell>
          <table:table-cell table:style-name="ce2" office:value-type="string" calcext:value-type="string">
            <text:p>Time | 1 Core</text:p>
          </table:table-cell>
          <table:table-cell table:style-name="ce2" office:value-type="string" calcext:value-type="string">
            <text:p>Time | 2 Cores</text:p>
          </table:table-cell>
          <table:table-cell table:style-name="ce2" office:value-type="string" calcext:value-type="string">
            <text:p>Time| <text:s/>4 Cores</text:p>
          </table:table-cell>
          <table:table-cell table:style-name="ce2" office:value-type="string" calcext:value-type="string">
            <text:p>Time | 8 Cores</text:p>
          </table:table-cell>
          <table:table-cell table:style-name="ce2" office:value-type="string" calcext:value-type="string">
            <text:p>Time | 16 Cores</text:p>
          </table:table-cell>
          <table:table-cell/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5774" calcext:value-type="float">
            <text:p>0.015774</text:p>
          </table:table-cell>
          <table:table-cell office:value-type="float" office:value="0.006002" calcext:value-type="float">
            <text:p>0.006002</text:p>
          </table:table-cell>
          <table:table-cell office:value-type="float" office:value="0.005433" calcext:value-type="float">
            <text:p>0.005433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1499" calcext:value-type="float">
            <text:p>0.001499</text:p>
          </table:table-cell>
          <table:table-cell office:value-type="float" office:value="0.00301" calcext:value-type="float">
            <text:p>0.00301</text:p>
          </table:table-cell>
          <table:table-cell/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31438" calcext:value-type="float">
            <text:p>0.031438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004571" calcext:value-type="float">
            <text:p>0.004571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.007418" calcext:value-type="float">
            <text:p>0.007418</text:p>
          </table:table-cell>
          <table:table-cell/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61536" calcext:value-type="float">
            <text:p>0.06153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6512" calcext:value-type="float">
            <text:p>0.006512</text:p>
          </table:table-cell>
          <table:table-cell office:value-type="float" office:value="0.010222" calcext:value-type="float">
            <text:p>0.010222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0.005056" calcext:value-type="float">
            <text:p>0.005056</text:p>
          </table:table-cell>
          <table:table-cell/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122798" calcext:value-type="float">
            <text:p>0.122798</text:p>
          </table:table-cell>
          <table:table-cell office:value-type="float" office:value="0.008999" calcext:value-type="float">
            <text:p>0.008999</text:p>
          </table:table-cell>
          <table:table-cell office:value-type="float" office:value="0.010471" calcext:value-type="float">
            <text:p>0.010471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10399" calcext:value-type="float">
            <text:p>0.010399</text:p>
          </table:table-cell>
          <table:table-cell office:value-type="float" office:value="0.020396" calcext:value-type="float">
            <text:p>0.020396</text:p>
          </table:table-cell>
          <table:table-cell/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.247425" calcext:value-type="float">
            <text:p>0.247425</text:p>
          </table:table-cell>
          <table:table-cell office:value-type="float" office:value="0.018498" calcext:value-type="float">
            <text:p>0.018498</text:p>
          </table:table-cell>
          <table:table-cell office:value-type="float" office:value="0.018602" calcext:value-type="float">
            <text:p>0.018602</text:p>
          </table:table-cell>
          <table:table-cell office:value-type="float" office:value="0.022238" calcext:value-type="float">
            <text:p>0.022238</text:p>
          </table:table-cell>
          <table:table-cell office:value-type="float" office:value="0.023691" calcext:value-type="float">
            <text:p>0.023691</text:p>
          </table:table-cell>
          <table:table-cell office:value-type="float" office:value="0.018602" calcext:value-type="float">
            <text:p>0.018602</text:p>
          </table:table-cell>
          <table:table-cell/>
        </table:table-row>
        <table:table-row table:style-name="ro1">
          <table:table-cell office:value-type="string" calcext:value-type="string">
            <text:p>ThreeFry (Seed:21)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0.509776" calcext:value-type="float">
            <text:p>0.509776</text:p>
          </table:table-cell>
          <table:table-cell office:value-type="float" office:value="0.031647" calcext:value-type="float">
            <text:p>0.031647</text:p>
          </table:table-cell>
          <table:table-cell office:value-type="float" office:value="0.031803" calcext:value-type="float">
            <text:p>0.031803</text:p>
          </table:table-cell>
          <table:table-cell office:value-type="float" office:value="0.031827" calcext:value-type="float">
            <text:p>0.031827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3225" calcext:value-type="float">
            <text:p>0.0332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3:41:46.035979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17:55.307142538</meta:creation-date>
    <dc:date>2019-04-25T13:55:37.208886184</dc:date>
    <meta:editing-duration>PT29M6S</meta:editing-duration>
    <meta:editing-cycles>4</meta:editing-cycles>
    <meta:generator>LibreOffice/6.0.7.3$Linux_X86_64 LibreOffice_project/00m0$Build-3</meta:generator>
    <meta:document-statistic meta:table-count="1" meta:cell-count="170" meta:object-count="0"/>
  </office:meta>
</office:document-meta>
</file>